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Test0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Test0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Test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Date( java . sql .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Test0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Test0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Test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Time( java . sql . Timestamp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Test0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gTest0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gTest0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